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3.721cm" fo:min-width="13.597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3.021cm" fo:min-width="13.54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3.9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cm" fo:min-width="13.597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cm" fo:min-width="13.544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cm" fo:min-width="0.9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962cm"/>
      <style:paragraph-properties style:writing-mode="lr-tb"/>
    </style:style>
    <style:style style:name="gr9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style:font-name="Courier1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style:font-name="Courier1" fo:font-size="14pt" style:font-size-asian="14pt" style:font-size-complex="14pt"/>
    </style:style>
    <style:style style:name="T1" style:family="text">
      <style:text-properties style:font-name="Courier1" fo:font-size="12pt" style:font-size-asian="12pt" style:font-size-complex="12pt"/>
    </style:style>
    <style:style style:name="T2" style:family="text">
      <style:text-properties style:use-window-font-color="true" loext:opacity="0%" style:text-outline="false" style:text-line-through-style="none" style:text-line-through-type="none" style:font-name="Courier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4.147cm" svg:height="4.021cm" svg:x="2.053cm" svg:y="2.2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4.094cm" svg:height="3.321cm" svg:x="2.106cm" svg:y="9.77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4.247cm" svg:height="4.15cm" svg:x="1.953cm" svg:y="1.95cm">
            <draw:text-box>
              <text:p><text:span text:style-name="T1"/></text:p>
              <text:p><text:span text:style-name="T1">void main( ) {</text:span></text:p>
              <text:p><text:span text:style-name="T1"><text:s text:c="2"/></text:span><text:span text:style-name="T1">int t[]= {3, 4, 24};</text:span></text:p>
              <text:p><text:span text:style-name="T2"><text:s text:c="2"/></text:span><text:span text:style-name="T2">ecrireString("avant tab="); </text:span></text:p>
              <text:p><text:span text:style-name="T2"><text:s text:c="2"/></text:span><text:span text:style-name="T2">ecrireInt(t[0]); ecrireInt(t[1]); </text:span><text:span text:style-name="T1">ecrireInt(t[2]);</text:span></text:p>
              <text:p><text:span text:style-name="T1"><text:s text:c="2"/></text:span><text:span text:style-name="T1">echangerTab(tab,1,2);</text:span></text:p>
              <text:p text:style-name="P2"><text:span text:style-name="T2"><text:s text:c="2"/></text:span><text:span text:style-name="T2">ecrireString("avant tab="); </text:span></text:p>
              <text:p text:style-name="P2"><text:span text:style-name="T2"><text:s text:c="2"/></text:span><text:span text:style-name="T2">ecrireInt(t[0]); ecrireInt(t[1]); </text:span><text:span text:style-name="T1">ecrireInt(t[2]);</text:span></text:p>
              <text:p text:style-name="P2"><text:span text:style-name="T1">}</text:span></text:p>
            </draw:text-box>
          </draw:frame>
          <draw:custom-shape draw:style-name="gr4" draw:text-style-name="P1" draw:layer="layout" svg:width="14.147cm" svg:height="2cm" svg:x="2.053cm" svg:y="0.27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4.094cm" svg:height="2cm" svg:x="2.106cm" svg:y="7.7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2.8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2.6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4.353cm" svg:y="0.579cm">
            <draw:text-box>
              <text:p><text:span text:style-name="T3">t</text:span></text:p>
            </draw:text-box>
          </draw:frame>
          <draw:frame draw:style-name="gr7" draw:text-style-name="P4" draw:layer="layout" svg:width="1.9cm" svg:height="1.2cm" svg:x="4.253cm" svg:y="8.379cm">
            <draw:text-box>
              <text:p><text:span text:style-name="T3">temp</text:span></text:p>
            </draw:text-box>
          </draw:frame>
          <draw:custom-shape draw:style-name="gr6" draw:text-style-name="P1" draw:layer="layout" svg:width="1.5cm" svg:height="1.4cm" svg:x="7.3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8.953cm" svg:y="8.379cm">
            <draw:text-box>
              <text:p><text:span text:style-name="T3">i</text:span></text:p>
            </draw:text-box>
          </draw:frame>
          <draw:custom-shape draw:style-name="gr6" draw:text-style-name="P1" draw:layer="layout" svg:width="1.5cm" svg:height="1.4cm" svg:x="10.5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2.153cm" svg:y="8.379cm">
            <draw:text-box>
              <text:p><text:span text:style-name="T3">j</text:span></text:p>
            </draw:text-box>
          </draw:frame>
          <draw:frame draw:style-name="gr8" draw:text-style-name="P3" draw:layer="layout" svg:width="14.094cm" svg:height="3.212cm" svg:x="2.106cm" svg:y="9.829cm">
            <draw:text-box>
              <text:p><text:span text:style-name="T1">void echangerTab(int t[],int i,int j)</text:span></text:p>
              <text:p><text:span text:style-name="T1">{</text:span></text:p>
              <text:p><text:span text:style-name="T1"><text:s text:c="2"/></text:span><text:span text:style-name="T1">int temp;</text:span></text:p>
              <text:p><text:span text:style-name="T1"><text:s text:c="2"/></text:span><text:span text:style-name="T1">temp = t[i];</text:span></text:p>
              <text:p><text:span text:style-name="T1"><text:s text:c="2"/></text:span><text:span text:style-name="T1">t[i]=t[j];</text:span></text:p>
              <text:p><text:span text:style-name="T1"><text:s text:c="2"/></text:span><text:span text:style-name="T1">t[j]=temp;</text:span></text:p>
              <text:p><text:span text:style-name="T1">}</text:span></text:p>
            </draw:text-box>
          </draw:frame>
          <draw:custom-shape draw:style-name="gr6" draw:text-style-name="P1" draw:layer="layout" svg:width="1.5cm" svg:height="1.4cm" svg:x="13.3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4.953cm" svg:y="8.379cm">
            <draw:text-box>
              <text:p><text:span text:style-name="T3">t</text:span></text:p>
            </draw:text-box>
          </draw:frame>
          <draw:custom-shape draw:style-name="gr6" draw:text-style-name="P1" draw:layer="layout" svg:width="1.5cm" svg:height="1.4cm" svg:x="7.5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9.0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10.553cm" svg:y="0.579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>
        <draw:g>
          <draw:custom-shape draw:style-name="gr1" draw:text-style-name="P1" draw:layer="layout" svg:width="14.147cm" svg:height="4.021cm" svg:x="2.053cm" svg:y="2.2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4.094cm" svg:height="3.321cm" svg:x="2.106cm" svg:y="9.77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4.247cm" svg:height="4.15cm" svg:x="1.953cm" svg:y="1.95cm">
            <draw:text-box>
              <text:p><text:span text:style-name="T1"/></text:p>
              <text:p><text:span text:style-name="T1">void main( ) {</text:span></text:p>
              <text:p><text:span text:style-name="T1"><text:s text:c="2"/></text:span><text:span text:style-name="T1">int t[]= {3, 4, 24};</text:span></text:p>
              <text:p><text:span text:style-name="T2"><text:s text:c="2"/></text:span><text:span text:style-name="T2">ecrireString("avant tab="); </text:span></text:p>
              <text:p><text:span text:style-name="T2"><text:s text:c="2"/></text:span><text:span text:style-name="T2">ecrireInt(t[0]); ecrireInt(t[1]); </text:span><text:span text:style-name="T1">ecrireInt(t[2]);</text:span></text:p>
              <text:p><text:span text:style-name="T1"><text:s text:c="2"/></text:span><text:span text:style-name="T1">echangerTab(tab,1,2);</text:span></text:p>
              <text:p text:style-name="P2"><text:span text:style-name="T2"><text:s text:c="2"/></text:span><text:span text:style-name="T2">ecrireString("avant tab="); </text:span></text:p>
              <text:p text:style-name="P2"><text:span text:style-name="T2"><text:s text:c="2"/></text:span><text:span text:style-name="T2">ecrireInt(t[0]); ecrireInt(t[1]); </text:span><text:span text:style-name="T1">ecrireInt(t[2]);</text:span></text:p>
              <text:p text:style-name="P2"><text:span text:style-name="T1">}</text:span></text:p>
            </draw:text-box>
          </draw:frame>
          <draw:custom-shape draw:style-name="gr4" draw:text-style-name="P1" draw:layer="layout" svg:width="14.147cm" svg:height="2cm" svg:x="2.053cm" svg:y="0.27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4.094cm" svg:height="2cm" svg:x="2.106cm" svg:y="7.7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2.8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2.6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4.353cm" svg:y="0.579cm">
            <draw:text-box>
              <text:p><text:span text:style-name="T3">t</text:span></text:p>
            </draw:text-box>
          </draw:frame>
          <draw:frame draw:style-name="gr7" draw:text-style-name="P4" draw:layer="layout" svg:width="1.9cm" svg:height="1.2cm" svg:x="4.253cm" svg:y="8.379cm">
            <draw:text-box>
              <text:p><text:span text:style-name="T3">temp</text:span></text:p>
            </draw:text-box>
          </draw:frame>
          <draw:custom-shape draw:style-name="gr6" draw:text-style-name="P1" draw:layer="layout" svg:width="1.5cm" svg:height="1.4cm" svg:x="7.3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8.953cm" svg:y="8.379cm">
            <draw:text-box>
              <text:p><text:span text:style-name="T3">i</text:span></text:p>
            </draw:text-box>
          </draw:frame>
          <draw:custom-shape draw:style-name="gr6" draw:text-style-name="P1" draw:layer="layout" svg:width="1.5cm" svg:height="1.4cm" svg:x="10.5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2.153cm" svg:y="8.379cm">
            <draw:text-box>
              <text:p><text:span text:style-name="T3">j</text:span></text:p>
            </draw:text-box>
          </draw:frame>
          <draw:frame draw:style-name="gr8" draw:text-style-name="P3" draw:layer="layout" svg:width="14.094cm" svg:height="3.212cm" svg:x="2.106cm" svg:y="9.829cm">
            <draw:text-box>
              <text:p><text:span text:style-name="T1">void echangerTab(int t[],int i,int j)</text:span></text:p>
              <text:p><text:span text:style-name="T1">{</text:span></text:p>
              <text:p><text:span text:style-name="T1"><text:s text:c="2"/></text:span><text:span text:style-name="T1">int temp;</text:span></text:p>
              <text:p><text:span text:style-name="T1"><text:s text:c="2"/></text:span><text:span text:style-name="T1">temp = t[i];</text:span></text:p>
              <text:p><text:span text:style-name="T1"><text:s text:c="2"/></text:span><text:span text:style-name="T1">t[i]=t[j];</text:span></text:p>
              <text:p><text:span text:style-name="T1"><text:s text:c="2"/></text:span><text:span text:style-name="T1">t[j]=temp;</text:span></text:p>
              <text:p><text:span text:style-name="T1">}</text:span></text:p>
            </draw:text-box>
          </draw:frame>
          <draw:custom-shape draw:style-name="gr6" draw:text-style-name="P1" draw:layer="layout" svg:width="1.5cm" svg:height="1.4cm" svg:x="13.3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4.953cm" svg:y="8.379cm">
            <draw:text-box>
              <text:p><text:span text:style-name="T3">t</text:span></text:p>
            </draw:text-box>
          </draw:frame>
          <draw:custom-shape draw:style-name="gr6" draw:text-style-name="P1" draw:layer="layout" svg:width="1.5cm" svg:height="1.4cm" svg:x="7.5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9.0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10.553cm" svg:y="0.579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" draw:layer="layout" draw:type="curve" svg:x1="3.391cm" svg:y1="0.655cm" svg:x2="7.341cm" svg:y2="1.355cm" svg:d="M3391 655c0-787 1175-657 1563-285s-13 985 2387 985" svg:viewBox="0 0 3951 1280">
          <text:p/>
        </draw:connector>
        <draw:frame draw:style-name="gr7" draw:text-style-name="P4" draw:layer="layout" svg:width="1.9cm" svg:height="1.2cm" svg:x="7.553cm" svg:y="0.779cm">
          <draw:text-box>
            <text:p><text:span text:style-name="T3">3</text:span></text:p>
          </draw:text-box>
        </draw:frame>
        <draw:frame draw:style-name="gr7" draw:text-style-name="P4" draw:layer="layout" svg:width="1.9cm" svg:height="1.2cm" svg:x="9.253cm" svg:y="0.779cm">
          <draw:text-box>
            <text:p><text:span text:style-name="T3">4</text:span></text:p>
          </draw:text-box>
        </draw:frame>
        <draw:frame draw:style-name="gr7" draw:text-style-name="P4" draw:layer="layout" svg:width="1.9cm" svg:height="1.2cm" svg:x="10.753cm" svg:y="0.779cm">
          <draw:text-box>
            <text:p><text:span text:style-name="T3">24</text:span></text:p>
          </draw:text-box>
        </draw:frame>
      </draw:page>
      <draw:page draw:name="page3" draw:style-name="dp1" draw:master-page-name="Standard">
        <draw:g>
          <draw:custom-shape draw:style-name="gr1" draw:text-style-name="P1" draw:layer="layout" svg:width="14.147cm" svg:height="4.021cm" svg:x="2.053cm" svg:y="2.2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4.094cm" svg:height="3.321cm" svg:x="2.106cm" svg:y="9.77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4.247cm" svg:height="4.15cm" svg:x="1.953cm" svg:y="1.95cm">
            <draw:text-box>
              <text:p><text:span text:style-name="T1"/></text:p>
              <text:p><text:span text:style-name="T1">void main( ) {</text:span></text:p>
              <text:p><text:span text:style-name="T1"><text:s text:c="2"/></text:span><text:span text:style-name="T1">int t[]= {3, 4, 24};</text:span></text:p>
              <text:p><text:span text:style-name="T2"><text:s text:c="2"/></text:span><text:span text:style-name="T2">ecrireString("avant tab="); </text:span></text:p>
              <text:p><text:span text:style-name="T2"><text:s text:c="2"/></text:span><text:span text:style-name="T2">ecrireInt(t[0]); ecrireInt(t[1]); </text:span><text:span text:style-name="T1">ecrireInt(t[2]);</text:span></text:p>
              <text:p><text:span text:style-name="T1"><text:s text:c="2"/></text:span><text:span text:style-name="T1">echangerTab(tab,1,2);</text:span></text:p>
              <text:p text:style-name="P2"><text:span text:style-name="T2"><text:s text:c="2"/></text:span><text:span text:style-name="T2">ecrireString("avant tab="); </text:span></text:p>
              <text:p text:style-name="P2"><text:span text:style-name="T2"><text:s text:c="2"/></text:span><text:span text:style-name="T2">ecrireInt(t[0]); ecrireInt(t[1]); </text:span><text:span text:style-name="T1">ecrireInt(t[2]);</text:span></text:p>
              <text:p text:style-name="P2"><text:span text:style-name="T1">}</text:span></text:p>
            </draw:text-box>
          </draw:frame>
          <draw:custom-shape draw:style-name="gr4" draw:text-style-name="P1" draw:layer="layout" svg:width="14.147cm" svg:height="2cm" svg:x="2.053cm" svg:y="0.27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4.094cm" svg:height="2cm" svg:x="2.106cm" svg:y="7.7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2.8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2.6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4.353cm" svg:y="0.579cm">
            <draw:text-box>
              <text:p><text:span text:style-name="T3">t</text:span></text:p>
            </draw:text-box>
          </draw:frame>
          <draw:frame draw:style-name="gr7" draw:text-style-name="P4" draw:layer="layout" svg:width="1.9cm" svg:height="1.2cm" svg:x="4.253cm" svg:y="8.379cm">
            <draw:text-box>
              <text:p><text:span text:style-name="T3">temp</text:span></text:p>
            </draw:text-box>
          </draw:frame>
          <draw:custom-shape draw:style-name="gr6" draw:text-style-name="P1" draw:layer="layout" svg:width="1.5cm" svg:height="1.4cm" svg:x="7.3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8.953cm" svg:y="8.379cm">
            <draw:text-box>
              <text:p><text:span text:style-name="T3">i</text:span></text:p>
            </draw:text-box>
          </draw:frame>
          <draw:custom-shape draw:style-name="gr6" draw:text-style-name="P1" draw:layer="layout" svg:width="1.5cm" svg:height="1.4cm" svg:x="10.5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2.153cm" svg:y="8.379cm">
            <draw:text-box>
              <text:p><text:span text:style-name="T3">j</text:span></text:p>
            </draw:text-box>
          </draw:frame>
          <draw:frame draw:style-name="gr8" draw:text-style-name="P3" draw:layer="layout" svg:width="14.094cm" svg:height="3.212cm" svg:x="2.106cm" svg:y="9.829cm">
            <draw:text-box>
              <text:p><text:span text:style-name="T1">void echangerTab(int t[],int i,int j)</text:span></text:p>
              <text:p><text:span text:style-name="T1">{</text:span></text:p>
              <text:p><text:span text:style-name="T1"><text:s text:c="2"/></text:span><text:span text:style-name="T1">int temp;</text:span></text:p>
              <text:p><text:span text:style-name="T1"><text:s text:c="2"/></text:span><text:span text:style-name="T1">temp = t[i];</text:span></text:p>
              <text:p><text:span text:style-name="T1"><text:s text:c="2"/></text:span><text:span text:style-name="T1">t[i]=t[j];</text:span></text:p>
              <text:p><text:span text:style-name="T1"><text:s text:c="2"/></text:span><text:span text:style-name="T1">t[j]=temp;</text:span></text:p>
              <text:p><text:span text:style-name="T1">}</text:span></text:p>
            </draw:text-box>
          </draw:frame>
          <draw:custom-shape draw:style-name="gr6" draw:text-style-name="P1" draw:layer="layout" svg:width="1.5cm" svg:height="1.4cm" svg:x="13.3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4.953cm" svg:y="8.379cm">
            <draw:text-box>
              <text:p><text:span text:style-name="T3">t</text:span></text:p>
            </draw:text-box>
          </draw:frame>
          <draw:custom-shape draw:style-name="gr6" draw:text-style-name="P1" draw:layer="layout" svg:width="1.5cm" svg:height="1.4cm" svg:x="7.5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9.0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10.553cm" svg:y="0.579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" draw:layer="layout" draw:type="curve" svg:x1="3.391cm" svg:y1="0.655cm" svg:x2="7.341cm" svg:y2="1.355cm" svg:d="M3391 655c0-787 1175-657 1563-285s-13 985 2387 985" svg:viewBox="0 0 3951 1280">
          <text:p/>
        </draw:connector>
        <draw:frame draw:style-name="gr7" draw:text-style-name="P4" draw:layer="layout" svg:width="1.9cm" svg:height="1.2cm" svg:x="7.553cm" svg:y="0.779cm">
          <draw:text-box>
            <text:p><text:span text:style-name="T3">3</text:span></text:p>
          </draw:text-box>
        </draw:frame>
        <draw:frame draw:style-name="gr7" draw:text-style-name="P4" draw:layer="layout" svg:width="1.9cm" svg:height="1.2cm" svg:x="9.253cm" svg:y="0.779cm">
          <draw:text-box>
            <text:p><text:span text:style-name="T3">4</text:span></text:p>
          </draw:text-box>
        </draw:frame>
        <draw:frame draw:style-name="gr7" draw:text-style-name="P4" draw:layer="layout" svg:width="1.9cm" svg:height="1.2cm" svg:x="10.753cm" svg:y="0.779cm">
          <draw:text-box>
            <text:p><text:span text:style-name="T3">24</text:span></text:p>
          </draw:text-box>
        </draw:frame>
        <draw:connector draw:style-name="gr9" draw:text-style-name="P1" draw:layer="layout" draw:type="curve" draw:line-skew="2.794cm -5.978cm" svg:x1="13.888cm" svg:y1="8cm" svg:x2="7.338cm" svg:y2="1.2cm" svg:d="M13888 8000c0-384-6527-320-10603-1924s-5701-4876 4053-4876" svg:viewBox="0 0 13804 6801">
          <text:p/>
        </draw:connector>
        <draw:frame draw:style-name="gr7" draw:text-style-name="P4" draw:layer="layout" svg:width="1.9cm" svg:height="1.2cm" svg:x="7.353cm" svg:y="8.379cm">
          <draw:text-box>
            <text:p><text:span text:style-name="T3">1</text:span></text:p>
          </draw:text-box>
        </draw:frame>
        <draw:frame draw:style-name="gr7" draw:text-style-name="P4" draw:layer="layout" svg:width="1.9cm" svg:height="1.2cm" svg:x="10.753cm" svg:y="8.379cm">
          <draw:text-box>
            <text:p><text:span text:style-name="T3">2</text:span></text:p>
          </draw:text-box>
        </draw:frame>
      </draw:page>
      <draw:page draw:name="page4" draw:style-name="dp1" draw:master-page-name="Standard">
        <draw:g>
          <draw:custom-shape draw:style-name="gr1" draw:text-style-name="P1" draw:layer="layout" svg:width="14.147cm" svg:height="4.021cm" svg:x="2.053cm" svg:y="2.2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4.094cm" svg:height="3.321cm" svg:x="2.106cm" svg:y="9.77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4.247cm" svg:height="4.15cm" svg:x="1.953cm" svg:y="1.95cm">
            <draw:text-box>
              <text:p><text:span text:style-name="T1"/></text:p>
              <text:p><text:span text:style-name="T1">void main( ) {</text:span></text:p>
              <text:p><text:span text:style-name="T1"><text:s text:c="2"/></text:span><text:span text:style-name="T1">int t[]= {3, 4, 24};</text:span></text:p>
              <text:p><text:span text:style-name="T2"><text:s text:c="2"/></text:span><text:span text:style-name="T2">ecrireString("avant tab="); </text:span></text:p>
              <text:p><text:span text:style-name="T2"><text:s text:c="2"/></text:span><text:span text:style-name="T2">ecrireInt(t[0]); ecrireInt(t[1]); </text:span><text:span text:style-name="T1">ecrireInt(t[2]);</text:span></text:p>
              <text:p><text:span text:style-name="T1"><text:s text:c="2"/></text:span><text:span text:style-name="T1">echangerTab(tab,1,2);</text:span></text:p>
              <text:p text:style-name="P2"><text:span text:style-name="T2"><text:s text:c="2"/></text:span><text:span text:style-name="T2">ecrireString("avant tab="); </text:span></text:p>
              <text:p text:style-name="P2"><text:span text:style-name="T2"><text:s text:c="2"/></text:span><text:span text:style-name="T2">ecrireInt(t[0]); ecrireInt(t[1]); </text:span><text:span text:style-name="T1">ecrireInt(t[2]);</text:span></text:p>
              <text:p text:style-name="P2"><text:span text:style-name="T1">}</text:span></text:p>
            </draw:text-box>
          </draw:frame>
          <draw:custom-shape draw:style-name="gr4" draw:text-style-name="P1" draw:layer="layout" svg:width="14.147cm" svg:height="2cm" svg:x="2.053cm" svg:y="0.27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4.094cm" svg:height="2cm" svg:x="2.106cm" svg:y="7.7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2.8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2.6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cm" svg:height="1.2cm" svg:x="4.353cm" svg:y="0.579cm">
            <draw:text-box>
              <text:p><text:span text:style-name="T3">t</text:span></text:p>
            </draw:text-box>
          </draw:frame>
          <draw:frame draw:style-name="gr7" draw:text-style-name="P4" draw:layer="layout" svg:width="1.9cm" svg:height="1.2cm" svg:x="4.253cm" svg:y="8.379cm">
            <draw:text-box>
              <text:p><text:span text:style-name="T3">temp</text:span></text:p>
            </draw:text-box>
          </draw:frame>
          <draw:custom-shape draw:style-name="gr6" draw:text-style-name="P1" draw:layer="layout" svg:width="1.5cm" svg:height="1.4cm" svg:x="7.3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8.953cm" svg:y="8.379cm">
            <draw:text-box>
              <text:p><text:span text:style-name="T3">i</text:span></text:p>
            </draw:text-box>
          </draw:frame>
          <draw:custom-shape draw:style-name="gr6" draw:text-style-name="P1" draw:layer="layout" svg:width="1.5cm" svg:height="1.4cm" svg:x="10.5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2.153cm" svg:y="8.379cm">
            <draw:text-box>
              <text:p><text:span text:style-name="T3">j</text:span></text:p>
            </draw:text-box>
          </draw:frame>
          <draw:frame draw:style-name="gr8" draw:text-style-name="P3" draw:layer="layout" svg:width="14.094cm" svg:height="3.212cm" svg:x="2.106cm" svg:y="9.829cm">
            <draw:text-box>
              <text:p><text:span text:style-name="T1">void </text:span><text:span text:style-name="T1">echan</text:span><text:span text:style-name="T1">gerTa</text:span><text:span text:style-name="T1">b(int </text:span><text:span text:style-name="T1">t[],i</text:span><text:span text:style-name="T1">nt </text:span><text:span text:style-name="T1">i,int </text:span><text:span text:style-name="T1">j)</text:span></text:p>
              <text:p><text:span text:style-name="T1">{</text:span></text:p>
              <text:p><text:span text:style-name="T1"><text:s text:c="2"/></text:span><text:span text:style-name="T1">int </text:span><text:span text:style-name="T1">temp;</text:span></text:p>
              <text:p><text:span text:style-name="T1"><text:s text:c="2"/></text:span><text:span text:style-name="T1">temp </text:span><text:span text:style-name="T1">= </text:span><text:span text:style-name="T1">t[i];</text:span></text:p>
              <text:p><text:span text:style-name="T1"><text:s text:c="2"/></text:span><text:span text:style-name="T1">t[i]=</text:span><text:span text:style-name="T1">t[j];</text:span></text:p>
              <text:p><text:span text:style-name="T1"><text:s text:c="2"/></text:span><text:span text:style-name="T1">t[j]=</text:span><text:span text:style-name="T1">temp;</text:span></text:p>
              <text:p><text:span text:style-name="T1">}</text:span></text:p>
            </draw:text-box>
          </draw:frame>
          <draw:custom-shape draw:style-name="gr6" draw:text-style-name="P1" draw:layer="layout" svg:width="1.5cm" svg:height="1.4cm" svg:x="13.3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9cm" svg:height="1.2cm" svg:x="14.953cm" svg:y="8.379cm">
            <draw:text-box>
              <text:p><text:span text:style-name="T3">t</text:span></text:p>
            </draw:text-box>
          </draw:frame>
          <draw:custom-shape draw:style-name="gr6" draw:text-style-name="P1" draw:layer="layout" svg:width="1.5cm" svg:height="1.4cm" svg:x="7.5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9.0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10.553cm" svg:y="0.579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" draw:layer="layout" draw:type="curve" svg:x1="3.391cm" svg:y1="0.655cm" svg:x2="7.341cm" svg:y2="1.355cm" svg:d="M3391 655c0-787 1175-657 1563-285s-13 985 2387 985" svg:viewBox="0 0 3951 1280">
          <text:p/>
        </draw:connector>
        <draw:frame draw:style-name="gr7" draw:text-style-name="P4" draw:layer="layout" svg:width="1.9cm" svg:height="1.2cm" svg:x="7.553cm" svg:y="0.779cm">
          <draw:text-box>
            <text:p><text:span text:style-name="T3">3</text:span></text:p>
          </draw:text-box>
        </draw:frame>
        <draw:frame draw:style-name="gr7" draw:text-style-name="P4" draw:layer="layout" svg:width="1.9cm" svg:height="1.2cm" svg:x="9.153cm" svg:y="0.779cm">
          <draw:text-box>
            <text:p><text:span text:style-name="T3">24</text:span></text:p>
          </draw:text-box>
        </draw:frame>
        <draw:frame draw:style-name="gr7" draw:text-style-name="P4" draw:layer="layout" svg:width="1.9cm" svg:height="1.2cm" svg:x="10.753cm" svg:y="0.779cm">
          <draw:text-box>
            <text:p><text:span text:style-name="T3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95cm" fo:page-height="1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2-15T14:15:49.660306654</meta:creation-date>
    <meta:generator>LibreOffice/7.3.7.2$Linux_X86_64 LibreOffice_project/30$Build-2</meta:generator>
    <dc:date>2024-09-15T10:37:19.721160741</dc:date>
    <meta:editing-duration>PT1H26M23S</meta:editing-duration>
    <meta:editing-cycles>22</meta:editing-cycles>
    <meta:document-statistic meta:object-count="95"/>
  </office:meta>
</office:document-meta>
</file>